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8BA0000258E4AD6FBF8C60E184A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35pt double #000000" style:border-line-width-left="0.42mm 0.21mm 0.21mm" fo:border-right="2.35pt double #000000" style:border-line-width-right="0.42mm 0.21mm 0.21mm" fo:border-top="2.35pt double #000000" style:border-line-width-top="0.42mm 0.21mm 0.21mm"/>
    </style:style>
    <style:style style:name="ce2" style:family="table-cell" style:parent-style-name="Default">
      <style:table-cell-properties fo:border-bottom="none" fo:border-left="2.35pt double #000000" style:border-line-width-left="0.42mm 0.21mm 0.21mm" fo:border-right="2.35pt double #000000" style:border-line-width-right="0.42mm 0.21mm 0.21mm" fo:border-top="none"/>
    </style:style>
    <style:style style:name="ce3" style:family="table-cell" style:parent-style-name="Default">
      <style:table-cell-properties fo:border-bottom="2.35pt double #000000" style:border-line-width-bottom="0.42mm 0.21mm 0.21mm" fo:border-left="2.35pt double #000000" style:border-line-width-left="0.42mm 0.21mm 0.21mm" fo:border-right="2.35pt double #000000" style:border-line-width-right="0.42mm 0.21mm 0.21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59.3mm" svg:height="63.21mm" svg:x="80.98mm" svg:y="13.55mm">
            <draw:image xlink:href="Pictures/20000009000028BA0000258E4AD6FBF8C60E184A.svm" xlink:type="simple" xlink:show="embed" xlink:actuate="onLoad">
              <text:p/>
            </draw:image>
          </draw:frame>
          <draw:frame draw:z-index="1" draw:name="Image 1" draw:style-name="gr1" draw:text-style-name="P1" svg:width="59.3mm" svg:height="63.21mm" svg:x="81.24mm" svg:y="94.83mm">
            <draw:image xlink:href="Pictures/20000009000028BA0000258E4AD6FBF8C60E184A.svm" xlink:type="simple" xlink:show="embed" xlink:actuate="onLoad">
              <text:p/>
            </draw:image>
          </draw:frame>
          <draw:frame draw:z-index="2" draw:name="Image 1" draw:style-name="gr1" draw:text-style-name="P1" svg:width="59.3mm" svg:height="63.21mm" svg:x="81.24mm" svg:y="176.11mm">
            <draw:image xlink:href="Pictures/20000009000028BA0000258E4AD6FBF8C60E184A.svm" xlink:type="simple" xlink:show="embed" xlink:actuate="onLoad">
              <text:p/>
            </draw:image>
          </draw:frame>
          <draw:frame draw:z-index="3" draw:name="Image 1" draw:style-name="gr1" draw:text-style-name="P1" svg:width="59.3mm" svg:height="63.21mm" svg:x="243.73mm" svg:y="94.83mm">
            <draw:image xlink:href="Pictures/20000009000028BA0000258E4AD6FBF8C60E184A.svm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OV UP, DOWN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OV RIGHT, DOWN</text:p>
          </table:table-cell>
          <table:table-cell/>
          <table:table-cell table:style-name="ce1" office:value-type="string" calcext:value-type="string">
            <text:p>MOV UP, LEFT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OV UP, DOWN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OV UP, DOWN</text:p>
          </table:table-cell>
          <table:table-cell/>
          <table:table-cell table:style-name="ce1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OV UP, DOWN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OV UP, RIGHT</text:p>
          </table:table-cell>
          <table:table-cell/>
          <table:table-cell table:style-name="ce1" office:value-type="string" calcext:value-type="string">
            <text:p>MOV LEFT, DOWN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23:02:10.1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3:48:12.748000000</meta:creation-date>
    <dc:date>2017-01-03T23:03:14.447000000</dc:date>
    <meta:editing-duration>PT2M23S</meta:editing-duration>
    <meta:editing-cycles>3</meta:editing-cycles>
    <meta:generator>LibreOffice/5.2.0.4$Windows_x86 LibreOffice_project/066b007f5ebcc236395c7d282ba488bca6720265</meta:generator>
    <meta:document-statistic meta:table-count="1" meta:cell-count="8" meta:object-count="4"/>
  </office:meta>
</office:document-meta>
</file>